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2" style:family="table">
      <style:table-properties style:width="6.3688in" fo:margin-left="0.0201in" fo:margin-right="0.3097in" table:align="margins"/>
    </style:style>
    <style:style style:name="Table2.A" style:family="table-column">
      <style:table-column-properties style:column-width="1.434in" style:rel-column-width="14759*"/>
    </style:style>
    <style:style style:name="Table2.B" style:family="table-column">
      <style:table-column-properties style:column-width="1.7639in" style:rel-column-width="18150*"/>
    </style:style>
    <style:style style:name="Table2.C" style:family="table-column">
      <style:table-column-properties style:column-width="3.1708in" style:rel-column-width="32626*"/>
    </style:style>
    <style:style style:name="Table2.1" style:family="table-row">
      <style:table-row-properties style:min-row-height="0.2868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3604in" fo:margin-left="0.0285in" fo:margin-right="0.3097in" table:align="margins"/>
    </style:style>
    <style:style style:name="Table1.A" style:family="table-column">
      <style:table-column-properties style:column-width="1.425in" style:rel-column-width="14684*"/>
    </style:style>
    <style:style style:name="Table1.B" style:family="table-column">
      <style:table-column-properties style:column-width="1.7646in" style:rel-column-width="18179*"/>
    </style:style>
    <style:style style:name="Table1.C" style:family="table-column">
      <style:table-column-properties style:column-width="3.1708in" style:rel-column-width="32672*"/>
    </style:style>
    <style:style style:name="Table1.1" style:family="table-row">
      <style:table-row-properties style:min-row-height="0.2868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3604in" fo:margin-left="0.0285in" fo:margin-right="0.3097in" table:align="margins"/>
    </style:style>
    <style:style style:name="Table3.A" style:family="table-column">
      <style:table-column-properties style:column-width="1.425in" style:rel-column-width="14684*"/>
    </style:style>
    <style:style style:name="Table3.B" style:family="table-column">
      <style:table-column-properties style:column-width="1.7646in" style:rel-column-width="18179*"/>
    </style:style>
    <style:style style:name="Table3.C" style:family="table-column">
      <style:table-column-properties style:column-width="3.1708in" style:rel-column-width="32672*"/>
    </style:style>
    <style:style style:name="Table3.1" style:family="table-row">
      <style:table-row-properties style:min-row-height="0.2868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3604in" fo:margin-left="0.0285in" fo:margin-right="0.3097in" table:align="margins"/>
    </style:style>
    <style:style style:name="Table4.A" style:family="table-column">
      <style:table-column-properties style:column-width="1.425in" style:rel-column-width="2052*"/>
    </style:style>
    <style:style style:name="Table4.B" style:family="table-column">
      <style:table-column-properties style:column-width="1.7722in" style:rel-column-width="2552*"/>
    </style:style>
    <style:style style:name="Table4.C" style:family="table-column">
      <style:table-column-properties style:column-width="3.1625in" style:rel-column-width="4554*"/>
    </style:style>
    <style:style style:name="Table4.1" style:family="table-row">
      <style:table-row-properties style:min-row-height="0.2868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3604in" fo:margin-left="0.0285in" fo:margin-right="0.3097in" table:align="margins"/>
    </style:style>
    <style:style style:name="Table5.A" style:family="table-column">
      <style:table-column-properties style:column-width="1.425in" style:rel-column-width="14684*"/>
    </style:style>
    <style:style style:name="Table5.B" style:family="table-column">
      <style:table-column-properties style:column-width="1.7639in" style:rel-column-width="18176*"/>
    </style:style>
    <style:style style:name="Table5.C" style:family="table-column">
      <style:table-column-properties style:column-width="3.1715in" style:rel-column-width="32675*"/>
    </style:style>
    <style:style style:name="Table5.1" style:family="table-row">
      <style:table-row-properties style:min-row-height="0.2868in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font-name="Verdana1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Verdana1" fo:font-size="10pt" style:font-size-asian="10pt" style:language-asian="zh" style:country-asian="TW" style:font-size-complex="10pt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Standard">
      <style:text-properties style:language-asian="zh" style:country-asian="TW"/>
    </style:style>
    <style:style style:name="P8" style:family="paragraph" style:parent-style-name="Text_20_body">
      <style:paragraph-properties fo:margin-top="0in" fo:margin-bottom="0in" fo:text-align="start" style:justify-single-word="false"/>
    </style:style>
    <style:style style:name="P9" style:family="paragraph" style:parent-style-name="Heading_20_3">
      <style:text-properties style:language-asian="zh" style:country-asian="TW"/>
    </style:style>
    <style:style style:name="P10" style:family="paragraph" style:parent-style-name="Text_20_body">
      <style:text-properties style:language-asian="zh" style:country-asian="TW"/>
    </style:style>
    <style:style style:name="P11" style:family="paragraph" style:parent-style-name="Text_20_body_20_indent">
      <style:text-properties style:language-asian="zh" style:country-asian="TW"/>
    </style:style>
    <style:style style:name="P12" style:family="paragraph" style:parent-style-name="Heading_20_4">
      <style:paragraph-properties fo:margin-left="0.5in" fo:margin-right="0in" fo:text-indent="0in" style:auto-text-indent="false"/>
    </style:style>
    <style:style style:name="P13" style:family="paragraph" style:parent-style-name="Text_20_body_20_indent_20_2">
      <style:paragraph-properties fo:margin-left="0.5in" fo:margin-right="0in" fo:text-indent="0in" style:auto-text-indent="false"/>
    </style:style>
    <style:style style:name="T1" style:family="text">
      <style:text-properties fo:color="#000000" style:font-name="Verdana1" fo:font-size="10pt" style:font-size-asian="10pt" style:font-size-complex="10pt"/>
    </style:style>
    <style:style style:name="T2" style:family="text">
      <style:text-properties fo:color="#000000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Tree</text:h>
      <text:p text:style-name="Text_20_body"><draw:frame draw:style-name="fr1" draw:name="graphics1" text:anchor-type="paragraph" svg:width="4.5508in" svg:height="1.261in" draw:z-index="0"><draw:image xlink:href="../images/tree.png" xlink:type="simple" xlink:show="embed" xlink:actuate="onLoad"/></draw:frame></text:p>
      <text:h text:style-name="P9" text:outline-level="3">Icon Style CSS Class</text:h>
      <text:p text:style-name="P11"><draw:frame draw:style-name="fr2" draw:name="graphics3" text:anchor-type="paragraph" svg:x="0.0689in" svg:y="0.1965in" svg:width="5.7437in" svg:height="3.2437in" draw:z-index="2"><draw:image xlink:href="../images/tree-icon-des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CSS Definition</text:p>
          </table:table-cell>
          <table:table-cell table:style-name="Table2.A1" office:value-type="string">
            <text:p text:style-name="P6">Description</text:p>
          </table:table-cell>
          <table:table-cell table:style-name="Table2.C1" office:value-type="string">
            <text:p text:style-name="P6">Default Values</text:p>
          </table:table-cell>
        </table:table-row>
        <table:table-row>
          <table:table-cell table:style-name="Table2.A2" office:value-type="string">
            <text:p text:style-name="P2"><text:span text:style-name="Source_20_Text">tree-root-open </text:span></text:p>
          </table:table-cell>
          <table:table-cell table:style-name="Table2.A2" office:value-type="string">
            <text:p text:style-name="P3">The icon used to represent the open state for tree items at the root level. </text:p>
          </table:table-cell>
          <table:table-cell table:style-name="Table2.C2" office:value-type="string">
            <text:p text:style-name="P8"><text:span text:style-name="Source_20_Text"><text:span text:style-name="T2">width: 18px; min-height: 18px; height: 100%;</text:span></text:span></text:p>
            <text:p text:style-name="P8"><text:span text:style-name="Source_20_Text"><text:span text:style-name="T2">background-image: url(${c:encodeURL('~./zul/img/tree/open.png')});</text:span></text:span></text:p>
            <text:p text:style-name="P8"><text:span text:style-name="Source_20_Text"><text:span text:style-name="T2">background-repeat: no-repeat;</text:span></text:span></text:p>
            <text:p text:style-name="P8"><text:span text:style-name="Source_20_Text"><text:span text:style-name="T2">display:-moz-inline-box; vertical-align:top;</text:span></text:span></text:p>
            <text:p text:style-name="P8"><text:span text:style-name="Source_20_Text"><text:span text:style-name="T2">display:inline-block;</text:span></text:span></text:p>
          </table:table-cell>
        </table:table-row>
        <table:table-row>
          <table:table-cell table:style-name="Table2.A2" office:value-type="string">
            <text:p text:style-name="P2"><text:span text:style-name="Source_20_Text">tree-root-close </text:span></text:p>
          </table:table-cell>
          <table:table-cell table:style-name="Table2.A2" office:value-type="string">
            <text:p text:style-name="P3">The icon used to represent the close state for tree items at the root level. </text:p>
          </table:table-cell>
          <table:table-cell table:style-name="Table2.C2" office:value-type="string">
            <text:p text:style-name="P8"><text:span text:style-name="Source_20_Text">width: 18px; min-height: 18px; height: 100%;</text:span></text:p>
            <text:p text:style-name="P8"><text:span text:style-name="Source_20_Text">background-image: url(${c:encodeURL('~./zul/img/tree/close.png')});</text:span></text:p>
            <text:p text:style-name="P8"><text:span text:style-name="Source_20_Text">background-repeat: no-repeat;</text:span></text:p>
            <text:p text:style-name="P8"><text:span text:style-name="Source_20_Text">display:-moz-inline-box; vertical-align:top;</text:span></text:p>
            <text:p text:style-name="P8"><text:span text:style-name="Source_20_Text">display:inline-block;</text:span></text:p>
          </table:table-cell>
        </table:table-row>
        <table:table-row>
          <table:table-cell table:style-name="Table2.A2" office:value-type="string">
            <text:p text:style-name="P2"><text:span text:style-name="Source_20_Text">tree-tee-open </text:span></text:p>
          </table:table-cell>
          <table:table-cell table:style-name="Table2.A2" office:value-type="string">
            <text:p text:style-name="P3">The icon used to represent the open state for tree items that have next siblings. </text:p>
          </table:table-cell>
          <table:table-cell table:style-name="Table2.C2" office:value-type="string">
            <text:p text:style-name="P8"><text:span text:style-name="Source_20_Text">width: 18px; min-height: 18px; height: 100%;</text:span></text:p>
            <text:p text:style-name="P8"><text:span text:style-name="Source_20_Text">background-image: url(${c:encodeURL('~./zul/img/tree/open.png')});</text:span></text:p>
            <text:p text:style-name="P8"><text:span text:style-name="Source_20_Text">background-repeat: no-repeat;</text:span></text:p>
            <text:p text:style-name="P8"><text:span text:style-name="Source_20_Text">display:-moz-inline-box; vertical-align:top;</text:span></text:p>
            <text:p text:style-name="P8"><text:span text:style-name="Source_20_Text">display:inline-block;</text:span></text:p>
          </table:table-cell>
        </table:table-row>
        <table:table-row>
          <table:table-cell table:style-name="Table2.A2" office:value-type="string">
            <text:p text:style-name="P2"><text:span text:style-name="Source_20_Text">tree-tee-close </text:span></text:p>
          </table:table-cell>
          <table:table-cell table:style-name="Table2.A2" office:value-type="string">
            <text:p text:style-name="P3">The icon used to represent the close state for tree items at have next siblings. </text:p>
          </table:table-cell>
          <table:table-cell table:style-name="Table2.C2" office:value-type="string">
            <text:p text:style-name="P8"><text:span text:style-name="Source_20_Text">width: 18px; min-height: 18px; height: 100%;</text:span></text:p>
            <text:p text:style-name="P8"><text:span text:style-name="Source_20_Text">background-image: url(${c:encodeURL('~./zul/img/tree/close.png')});</text:span></text:p>
            <text:p text:style-name="P8"><text:span text:style-name="Source_20_Text">background-repeat: no-repeat;</text:span></text:p>
            <text:p text:style-name="P8"><text:span text:style-name="Source_20_Text">display:-moz-inline-box; vertical-align:top;</text:span></text:p>
            <text:p text:style-name="P8"><text:span text:style-name="Source_20_Text">display:inline-block;</text:span></text:p>
          </table:table-cell>
        </table:table-row>
        <table:table-row>
          <table:table-cell table:style-name="Table2.A2" office:value-type="string">
            <text:p text:style-name="P2"><text:span text:style-name="Source_20_Text">tree-last-open </text:span></text:p>
          </table:table-cell>
          <table:table-cell table:style-name="Table2.A2" office:value-type="string">
            <text:p text:style-name="P3">The icon used to represent the open state for tree items that don't have next siblings. </text:p>
          </table:table-cell>
          <table:table-cell table:style-name="Table2.C2" office:value-type="string">
            <text:p text:style-name="P8"><text:span text:style-name="Source_20_Text">width: 18px; min-height: 18px; height: 100%;</text:span></text:p>
            <text:p text:style-name="P8"><text:span text:style-name="Source_20_Text">background-image: url(${c:encodeURL('~./zul/img/tree/open.png')});</text:span></text:p>
            <text:p text:style-name="P8"><text:span text:style-name="Source_20_Text">background-repeat: no-repeat;</text:span></text:p>
            <text:p text:style-name="P8"><text:span text:style-name="Source_20_Text">display:-moz-inline-box; vertical-align:top;</text:span></text:p>
            <text:p text:style-name="P8"><text:span text:style-name="Source_20_Text">display:inline-block;</text:span></text:p>
          </table:table-cell>
        </table:table-row>
        <table:table-row>
          <table:table-cell table:style-name="Table2.A2" office:value-type="string">
            <text:p text:style-name="P2"><text:span text:style-name="Source_20_Text">tree-last-close </text:span></text:p>
          </table:table-cell>
          <table:table-cell table:style-name="Table2.A2" office:value-type="string">
            <text:p text:style-name="P3">The icon used to represent the close state for tree items at don't have next siblings. </text:p>
          </table:table-cell>
          <table:table-cell table:style-name="Table2.C2" office:value-type="string">
            <text:p text:style-name="P8"><text:span text:style-name="Source_20_Text">width: 18px; min-height: 18px; height: 100%;</text:span></text:p>
            <text:p text:style-name="P8"><text:span text:style-name="Source_20_Text">background-image: url(${c:encodeURL('~./zul/img/tree/close.png')});</text:span></text:p>
            <text:p text:style-name="P8"><text:span text:style-name="Source_20_Text">background-repeat: no-repeat;</text:span></text:p>
            <text:p text:style-name="P8"><text:span text:style-name="Source_20_Text">display:-moz-inline-box; vertical-align:top;</text:span></text:p>
            <text:p text:style-name="P8"><text:span text:style-name="Source_20_Text">display:inline-block;</text:span></text:p>
          </table:table-cell>
        </table:table-row>
        <table:table-row>
          <table:table-cell table:style-name="Table2.A2" office:value-type="string">
            <text:p text:style-name="P2"><text:span text:style-name="Source_20_Text">tree-tee </text:span></text:p>
          </table:table-cell>
          <table:table-cell table:style-name="Table2.A2" office:value-type="string">
            <text:p text:style-name="P3">The icon used to represent the T-shape icon. </text:p>
          </table:table-cell>
          <table:table-cell table:style-name="Table2.C2" office:value-type="string">
            <text:p text:style-name="P8"><text:span text:style-name="Source_20_Text">width: 18px; min-height: 18px; height: 100%;</text:span></text:p>
            <text:p text:style-name="P8"><text:span text:style-name="Source_20_Text">display:-moz-inline-box; vertical-align:top;</text:span></text:p>
            <text:p text:style-name="P8"><text:span text:style-name="Source_20_Text">display:inline-block;</text:span></text:p>
          </table:table-cell>
        </table:table-row>
        <table:table-row>
          <table:table-cell table:style-name="Table2.A2" office:value-type="string">
            <text:p text:style-name="P2"><text:span text:style-name="Source_20_Text">tree-vbar </text:span></text:p>
          </table:table-cell>
          <table:table-cell table:style-name="Table2.A2" office:value-type="string">
            <text:p text:style-name="P3">The icon used to represent the |-shape (vertical bar) icon. </text:p>
          </table:table-cell>
          <table:table-cell table:style-name="Table2.C2" office:value-type="string">
            <text:p text:style-name="P8"><text:span text:style-name="Source_20_Text">width: 18px; min-height: 18px; height: 100%;</text:span></text:p>
            <text:p text:style-name="P8"><text:span text:style-name="Source_20_Text">display:-moz-inline-box; vertical-align:top;</text:span></text:p>
            <text:p text:style-name="P8"><text:span text:style-name="Source_20_Text">display:inline-block;</text:span></text:p>
          </table:table-cell>
        </table:table-row>
        <table:table-row>
          <table:table-cell table:style-name="Table2.A2" office:value-type="string">
            <text:p text:style-name="P2"><text:span text:style-name="Source_20_Text">tree-last </text:span></text:p>
          </table:table-cell>
          <table:table-cell table:style-name="Table2.A2" office:value-type="string">
            <text:p text:style-name="P3">The icon used to represent the L-shape icon -- no next sibling. </text:p>
          </table:table-cell>
          <table:table-cell table:style-name="Table2.C2" office:value-type="string">
            <text:p text:style-name="P8"><text:span text:style-name="Source_20_Text">width: 18px; min-height: 18px; height: 100%;</text:span></text:p>
            <text:p text:style-name="P8"><text:span text:style-name="Source_20_Text">display:-moz-inline-box; vertical-align:top;</text:span></text:p>
            <text:p text:style-name="P8"><text:span text:style-name="Source_20_Text">display:inline-block;</text:span></text:p>
          </table:table-cell>
        </table:table-row>
        <table:table-row>
          <table:table-cell table:style-name="Table2.A2" office:value-type="string">
            <text:p text:style-name="P2"><text:span text:style-name="Source_20_Text">tree-spacer </text:span></text:p>
          </table:table-cell>
          <table:table-cell table:style-name="Table2.A2" office:value-type="string">
            <text:p text:style-name="P3">The icon used to represent the blank icon. </text:p>
          </table:table-cell>
          <table:table-cell table:style-name="Table2.C2" office:value-type="string">
            <text:p text:style-name="P8"><text:span text:style-name="Source_20_Text">width: 18px; min-height: 18px; height: 100%;</text:span></text:p>
            <text:p text:style-name="P8"><text:span text:style-name="Source_20_Text">display:-moz-inline-box; vertical-align:top;</text:span></text:p>
            <text:p text:style-name="P8"><text:span text:style-name="Source_20_Text">display:inline-block;</text:span></text:p>
          </table:table-cell>
        </table:table-row>
      </table:table>
      <text:p text:style-name="P10">To switch to another built in style( the style used prior 3.0), set iconSclass to “dottree.”</text:p>
      <text:p text:style-name="Code_20_Indent_20_2">&lt;zk&gt;</text:p>
      <text:p text:style-name="Code_20_Indent_20_2"><text:tab/>&lt;window&gt;</text:p>
      <text:p text:style-name="Code_20_Indent_20_2"><text:tab/><text:tab/>&lt;window title="tree demo" border="normal"&gt;</text:p>
      <text:p text:style-name="Code_20_Indent_20_2"><text:tab/><text:tab/><text:tab/>&lt;tree iconSclass="dottree" id="tree" width="90%" rows="5"&gt;</text:p>
      <text:p text:style-name="Code_20_Indent_20_2"><text:tab/><text:tab/><text:tab/>...</text:p>
      <text:h text:style-name="Heading_20_3" text:outline-level="3"/>
      <text:h text:style-name="P9" text:outline-level="3"><draw:frame draw:style-name="fr1" draw:name="graphics4" text:anchor-type="paragraph" svg:width="4.9398in" svg:height="0.9102in" draw:z-index="1"><draw:image xlink:href="../images/tree-dottree.png" xlink:type="simple" xlink:show="embed" xlink:actuate="onLoad"/></draw:frame></text:h>
      <text:h text:style-name="P9" text:outline-level="3">Various Treeitem Style – Selected, Focused, Hover</text:h>
      <text:p text:style-name="P11"><draw:frame draw:style-name="fr2" draw:name="graphics2" text:anchor-type="paragraph" svg:x="0.5382in" svg:y="0.2827in" svg:width="5.3118in" svg:height="2.2398in" draw:z-index="3"><draw:image xlink:href="../images/tree-item-1.png" xlink:type="simple" xlink:show="embed" xlink:actuate="onLoad"/></draw:frame><draw:frame draw:style-name="fr2" draw:name="graphics5" text:anchor-type="paragraph" svg:x="0.5374in" svg:y="2.7075in" svg:width="5.3043in" svg:height="1.3465in" draw:z-index="5"><draw:image xlink:href="../images/tree-item-2.png" xlink:type="simple" xlink:show="embed" xlink:actuate="onLoad"/></draw:frame></text:p>
      <text:p text:style-name="P7"><draw:frame draw:style-name="fr2" draw:name="graphics6" text:anchor-type="paragraph" svg:x="0.4945in" svg:y="1.4508in" svg:width="5.2953in" svg:height="1.6717in" draw:z-index="4"><draw:image xlink:href="../images/tree-item-des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CSS Definition</text:p>
          </table:table-cell>
          <table:table-cell table:style-name="Table1.A1" office:value-type="string">
            <text:p text:style-name="P6">Description</text:p>
          </table:table-cell>
          <table:table-cell table:style-name="Table1.C1" office:value-type="string">
            <text:p text:style-name="P6">Default Values</text:p>
          </table:table-cell>
        </table:table-row>
        <table:table-row>
          <table:table-cell table:style-name="Table1.A2" office:value-type="string">
            <text:p text:style-name="P4"><text:span text:style-name="Source_20_Text">tr.item, tr.item a, tr.item a:visited </text:span></text:p>
          </table:table-cell>
          <table:table-cell table:style-name="Table1.A2" office:value-type="string">
            <text:p text:style-name="P5">Item visited</text:p>
          </table:table-cell>
          <table:table-cell table:style-name="Table1.C2" office:value-type="string">
            <text:p text:style-name="P8"><text:span text:style-name="Source_20_Text"><text:span text:style-name="T2">font-size: small; font-weight: normal; color: black;</text:span></text:span></text:p>
            <text:p text:style-name="P8"><text:span text:style-name="Source_20_Text"><text:span text:style-name="T2">text-decoration: none;</text:span></text:span></text:p>
          </table:table-cell>
        </table:table-row>
        <table:table-row>
          <table:table-cell table:style-name="Table1.A2" office:value-type="string">
            <text:p text:style-name="P4"><text:span text:style-name="Source_20_Text">tr.item a:hover</text:span></text:p>
          </table:table-cell>
          <table:table-cell table:style-name="Table1.A2" office:value-type="string">
            <text:p text:style-name="P5">Item hover</text:p>
          </table:table-cell>
          <table:table-cell table:style-name="Table1.C2" office:value-type="string">
            <text:p text:style-name="P8"><text:span text:style-name="Source_20_Text">text-decoration: underline;</text:span></text:p>
          </table:table-cell>
        </table:table-row>
        <table:table-row>
          <table:table-cell table:style-name="Table1.A2" office:value-type="string">
            <text:p text:style-name="P4"><text:span text:style-name="Source_20_Text">tr.seld, td.seld </text:span></text:p>
          </table:table-cell>
          <table:table-cell table:style-name="Table1.A2" office:value-type="string">
            <text:p text:style-name="P5">Item selected</text:p>
          </table:table-cell>
          <table:table-cell table:style-name="Table1.C2" office:value-type="string">
            <text:p text:style-name="P8"><text:span text:style-name="Source_20_Text">background: #b3c8e8; border: 1px solid #6f97d2;</text:span></text:p>
          </table:table-cell>
        </table:table-row>
        <table:table-row>
          <table:table-cell table:style-name="Table1.A2" office:value-type="string">
            <text:p text:style-name="P4"><text:span text:style-name="Source_20_Text">tr.overd, td.overd </text:span></text:p>
          </table:table-cell>
          <table:table-cell table:style-name="Table1.A2" office:value-type="string">
            <text:p text:style-name="P5">Item onmouseover</text:p>
          </table:table-cell>
          <table:table-cell table:style-name="Table1.C2" office:value-type="string">
            <text:p text:style-name="P8"><text:span text:style-name="Source_20_Text">background: #D3EFFA;</text:span></text:p>
          </table:table-cell>
        </table:table-row>
        <table:table-row>
          <table:table-cell table:style-name="Table1.A2" office:value-type="string">
            <text:p text:style-name="P4"><text:span text:style-name="Source_20_Text">tr.overseld, td.overseld </text:span></text:p>
          </table:table-cell>
          <table:table-cell table:style-name="Table1.A2" office:value-type="string">
            <text:p text:style-name="P5">Item selected and onmouseover</text:p>
          </table:table-cell>
          <table:table-cell table:style-name="Table1.C2" office:value-type="string">
            <text:p text:style-name="P8"><text:span text:style-name="Source_20_Text">background: #82D5F8;</text:span></text:p>
          </table:table-cell>
        </table:table-row>
        <table:table-row>
          <table:table-cell table:style-name="Table1.A2" office:value-type="string">
            <text:p text:style-name="P4"><text:span text:style-name="Source_20_Text">tr.focusd</text:span></text:p>
          </table:table-cell>
          <table:table-cell table:style-name="Table1.A2" office:value-type="string">
            <text:p text:style-name="P5">Item focused</text:p>
          </table:table-cell>
          <table:table-cell table:style-name="Table1.C2" office:value-type="string">
            <text:p text:style-name="P8"><text:span text:style-name="Source_20_Text">background-image: url(${c:encodeURL('~./zul/img/focusd.gif')});</text:span></text:p>
            <text:p text:style-name="P8"><text:span text:style-name="Source_20_Text">background-repeat: no-repeat;</text:span></text:p>
          </table:table-cell>
        </table:table-row>
      </table:table>
      <text:p text:style-name="Standard"/>
      <text:h text:style-name="P9" text:outline-level="3">Treeitem Style – Font Style</text:h>
      <text:p text:style-name="P11"><draw:frame draw:style-name="fr2" draw:name="graphics7" text:anchor-type="paragraph" svg:x="0.4071in" svg:y="0.2043in" svg:width="5.3043in" svg:height="2.7535in" draw:z-index="6"><draw:image xlink:href="../images/treeitem-innercell.png" xlink:type="simple" xlink:show="embed" xlink:actuate="onLoad"/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>CSS Definition</text:p>
          </table:table-cell>
          <table:table-cell table:style-name="Table3.A1" office:value-type="string">
            <text:p text:style-name="P6">Description</text:p>
          </table:table-cell>
          <table:table-cell table:style-name="Table3.C1" office:value-type="string">
            <text:p text:style-name="P6">Default Values</text:p>
          </table:table-cell>
        </table:table-row>
        <table:table-row>
          <table:table-cell table:style-name="Table3.A2" office:value-type="string">
            <text:p text:style-name="P4"><text:span text:style-name="Source_20_Text">div.foot-cell-inner, div.cell-inner, div.head-cell-inner</text:span></text:p>
          </table:table-cell>
          <table:table-cell table:style-name="Table3.A2" office:value-type="string">
            <text:p text:style-name="P5">Tree item inner cell</text:p>
          </table:table-cell>
          <table:table-cell table:style-name="Table3.C2" office:value-type="string">
            <text:p text:style-name="P8"><text:span text:style-name="Source_20_Text"><text:span text:style-name="T2">overflow:hidden; border: 0; margin: 0; padding: 0;</text:span></text:span></text:p>
          </table:table-cell>
        </table:table-row>
      </table:table>
      <text:p text:style-name="Standard"/>
      <text:p text:style-name="Heading_20_4">Customize the font of treeitem</text:p>
      <text:p text:style-name="Code_20_Indent_20_2">...</text:p>
      <text:p text:style-name="Code_20_Indent_20_2">&lt;style&gt;</text:p>
      <text:p text:style-name="Code_20_Indent_20_2">div.cell-inner{</text:p>
      <text:p text:style-name="Code_20_Indent_20_2"><text:tab/>font-family: cursive;</text:p>
      <text:p text:style-name="Code_20_Indent_20_2"><text:tab/>color:red;</text:p>
      <text:p text:style-name="Code_20_Indent_20_2">}</text:p>
      <text:p text:style-name="Code_20_Indent_20_2">&lt;/style&gt;</text:p>
      <text:p text:style-name="Code_20_Indent_20_2">&lt;tree id="tree"&gt;</text:p>
      <text:p text:style-name="P12"/>
      <text:p text:style-name="P12">Customize Tree Headers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6">CSS Definition</text:p>
          </table:table-cell>
          <table:table-cell table:style-name="Table4.A1" office:value-type="string">
            <text:p text:style-name="P6">Description</text:p>
          </table:table-cell>
          <table:table-cell table:style-name="Table4.C1" office:value-type="string">
            <text:p text:style-name="P6">Default Values</text:p>
          </table:table-cell>
        </table:table-row>
        <table:table-row>
          <table:table-cell table:style-name="Table4.A2" office:value-type="string">
            <text:p text:style-name="P4"><text:span text:style-name="Source_20_Text">div.tree-head</text:span></text:p>
          </table:table-cell>
          <table:table-cell table:style-name="Table4.A2" office:value-type="string">
            <text:p text:style-name="P5">Tree header</text:p>
          </table:table-cell>
          <table:table-cell table:style-name="Table4.C2" office:value-type="string">
            <text:p text:style-name="P8"><text:span text:style-name="Source_20_Text"><text:span text:style-name="T2">border: 0; </text:span></text:span></text:p>
            <text:p text:style-name="P8"><text:span text:style-name="Source_20_Text"><text:span text:style-name="T2">overflow: hidden; </text:span></text:span></text:p>
            <text:p text:style-name="P8"><text:span text:style-name="Source_20_Text"><text:span text:style-name="T2">width: 100%;</text:span></text:span></text:p>
          </table:table-cell>
        </table:table-row>
        <table:table-row>
          <table:table-cell table:style-name="Table4.A2" office:value-type="string">
            <text:p text:style-name="P4"><text:span text:style-name="Source_20_Text">div.tree-head tr</text:span></text:p>
          </table:table-cell>
          <table:table-cell table:style-name="Table4.A2" office:value-type="string">
            <text:p text:style-name="P5">Tree header - tr</text:p>
          </table:table-cell>
          <table:table-cell table:style-name="Table4.C2" office:value-type="string">
            <text:p text:style-name="P8"><text:span text:style-name="Source_20_Text">background-image: url(${c:encodeURL('~./zul/img/grid/s_hd.gif')});</text:span></text:p>
          </table:table-cell>
        </table:table-row>
        <table:table-row>
          <table:table-cell table:style-name="Table4.A2" office:value-type="string">
            <text:p text:style-name="P4"><text:span text:style-name="Source_20_Text">div.tree-head th</text:span></text:p>
          </table:table-cell>
          <table:table-cell table:style-name="Table4.A2" office:value-type="string">
            <text:p text:style-name="P5">Tree header - th</text:p>
          </table:table-cell>
          <table:table-cell table:style-name="Table4.C2" office:value-type="string">
            <text:p text:style-name="P8"><text:span text:style-name="Source_20_Text">overflow: hidden; </text:span></text:p>
            <text:p text:style-name="P8"><text:span text:style-name="Source_20_Text">border: 1px solid;</text:span></text:p>
            <text:p text:style-name="P8"><text:span text:style-name="Source_20_Text">border-color: #DAE7F6 #9EB6CE #9EB6CE #DAE7F6;</text:span></text:p>
            <text:p text:style-name="P8"><text:span text:style-name="Source_20_Text">white-space: nowrap; </text:span></text:p>
            <text:p text:style-name="P8"><text:span text:style-name="Source_20_Text">padding: 2px;</text:span></text:p>
            <text:p text:style-name="P8"><text:span text:style-name="Source_20_Text">font-size: small; </text:span></text:p>
            <text:p text:style-name="P8"><text:span text:style-name="Source_20_Text">font-weight: normal;</text:span></text:p>
          </table:table-cell>
        </table:table-row>
        <table:table-row>
          <table:table-cell table:style-name="Table4.A2" office:value-type="string">
            <text:p text:style-name="P4"><text:span text:style-name="Source_20_Text">div.head-cell-inner</text:span></text:p>
          </table:table-cell>
          <table:table-cell table:style-name="Table4.A2" office:value-type="string">
            <text:p text:style-name="P5">The cell of tree header</text:p>
          </table:table-cell>
          <table:table-cell table:style-name="Table4.C2" office:value-type="string">
            <text:p text:style-name="P8"><text:span text:style-name="Source_20_Text">font-size: small; font-weight: normal; font-family: Tahoma, Garamond, Century, Arial, serif;</text:span></text:p>
          </table:table-cell>
        </table:table-row>
      </table:table>
      <text:p text:style-name="Heading_20_4"><draw:frame draw:style-name="fr2" draw:name="graphics8" text:anchor-type="paragraph" svg:x="0.8319in" svg:y="0.0098in" svg:width="4.4764in" svg:height="2.252in" draw:z-index="10"><draw:image xlink:href="../images/tree-headers.png" xlink:type="simple" xlink:show="embed" xlink:actuate="onLoad"/></draw:frame>Customize the style of tree header</text:p>
      <text:p text:style-name="Code_20_Indent_20_2">...</text:p>
      <text:p text:style-name="Code_20_Indent_20_2">&lt;style&gt;</text:p>
      <text:p text:style-name="Code_20_Indent_20_2">div.head-cell-inner {</text:p>
      <text:p text:style-name="Code_20_Indent_20_2"><text:tab/>color: red;</text:p>
      <text:p text:style-name="Code_20_Indent_20_2"><text:tab/>font-size: 16px;</text:p>
      <text:p text:style-name="Code_20_Indent_20_2"><text:tab/>font-weight: 900;</text:p>
      <text:p text:style-name="Code_20_Indent_20_2">}</text:p>
      <text:p text:style-name="Code_20_Indent_20_2">div.tree-head th{</text:p>
      <text:p text:style-name="Code_20_Indent_20_2"><text:tab/>border: dotted 2px purple;</text:p>
      <text:p text:style-name="Code_20_Indent_20_2"><text:tab/>background-color: #00FF00;</text:p>
      <text:p text:style-name="Code_20_Indent_20_2">}</text:p>
      <text:p text:style-name="Code_20_Indent_20_2">div.tree-head{</text:p>
      <text:p text:style-name="Code_20_Indent_20_2"><text:tab/>border: solid 2px orange;</text:p>
      <text:p text:style-name="Code_20_Indent_20_2">}</text:p>
      <text:p text:style-name="Code_20_Indent_20_2">&lt;/style&gt;</text:p>
      <text:p text:style-name="Code_20_Indent_20_2"><draw:frame draw:style-name="fr2" draw:name="graphics9" text:anchor-type="paragraph" svg:x="0.2819in" svg:y="0.361in" svg:width="5.3972in" svg:height="1.7799in" draw:z-index="7"><draw:image xlink:href="../images/tree-header-result.png" xlink:type="simple" xlink:show="embed" xlink:actuate="onLoad"/></draw:frame>&lt;tree id="tree"&gt;</text:p>
      <text:p text:style-name="Heading_20_4"/>
      <text:p text:style-name="P12">Customize Tree Headers</text:p>
      <text:p text:style-name="P13"><draw:frame draw:style-name="fr2" draw:name="graphics10" text:anchor-type="paragraph" svg:x="0.2819in" svg:y="0.361in" svg:width="5.3972in" svg:height="1.7799in" draw:z-index="8"><draw:image xlink:href="../images/tree-foot-.png" xlink:type="simple" xlink:show="embed" xlink:actuate="onLoad"/></draw:frame></text:p>
      <text:p text:style-name="Text_20_body_20_indent_20_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">CSS Definition</text:p>
          </table:table-cell>
          <table:table-cell table:style-name="Table5.A1" office:value-type="string">
            <text:p text:style-name="P6">Description</text:p>
          </table:table-cell>
          <table:table-cell table:style-name="Table5.C1" office:value-type="string">
            <text:p text:style-name="P6">Default Values</text:p>
          </table:table-cell>
        </table:table-row>
        <table:table-row>
          <table:table-cell table:style-name="Table5.A2" office:value-type="string">
            <text:p text:style-name="P4"><text:span text:style-name="Source_20_Text">div.tree-foot</text:span></text:p>
          </table:table-cell>
          <table:table-cell table:style-name="Table5.A2" office:value-type="string">
            <text:p text:style-name="P5">Tree footer</text:p>
          </table:table-cell>
          <table:table-cell table:style-name="Table5.C2" office:value-type="string">
            <text:p text:style-name="P8"><text:span text:style-name="Source_20_Text"><text:span text:style-name="T2">border: 0; </text:span></text:span></text:p>
            <text:p text:style-name="P8"><text:span text:style-name="Source_20_Text"><text:span text:style-name="T2">overflow: hidden; </text:span></text:span></text:p>
            <text:p text:style-name="P8"><text:span text:style-name="Source_20_Text"><text:span text:style-name="T2">width: 100%;;</text:span></text:span></text:p>
          </table:table-cell>
        </table:table-row>
        <table:table-row>
          <table:table-cell table:style-name="Table5.A2" office:value-type="string">
            <text:p text:style-name="P4"><text:span text:style-name="Source_20_Text">div.foot-cell-inner</text:span></text:p>
          </table:table-cell>
          <table:table-cell table:style-name="Table5.A2" office:value-type="string">
            <text:p text:style-name="P5">Cell of tree footer</text:p>
          </table:table-cell>
          <table:table-cell table:style-name="Table5.C2" office:value-type="string">
            <text:p text:style-name="P8"><text:span text:style-name="Source_20_Text">border: 0; </text:span></text:p>
            <text:p text:style-name="P8"><text:span text:style-name="Source_20_Text">margin: 0; </text:span></text:p>
            <text:p text:style-name="P8"><text:span text:style-name="Source_20_Text">padding: 0;</text:span></text:p>
          </table:table-cell>
        </table:table-row>
      </table:table>
      <text:p text:style-name="Heading_20_4">Customize the style of tree header</text:p>
      <text:p text:style-name="Code_20_Indent_20_2">...<text:tab/></text:p>
      <text:p text:style-name="Code_20_Indent_20_2"><text:tab/>&lt;style&gt;</text:p>
      <text:p text:style-name="Code_20_Indent_20_2"><text:tab/><text:tab/>div.tree-foot, div.foot-cell-inner{</text:p>
      <text:p text:style-name="Code_20_Indent_20_2"><text:tab/><text:tab/><text:tab/>background-color: red;</text:p>
      <text:p text:style-name="Code_20_Indent_20_2"><text:tab/><text:tab/><text:tab/>color:white;</text:p>
      <text:p text:style-name="Code_20_Indent_20_2"><text:tab/><text:tab/>}</text:p>
      <text:p text:style-name="Code_20_Indent_20_2"><text:tab/>&lt;/style&gt;</text:p>
      <text:p text:style-name="Code_20_Indent_20_2"><draw:frame draw:style-name="fr2" draw:name="graphics11" text:anchor-type="paragraph" svg:x="0.4327in" svg:y="0.9602in" svg:width="5.0591in" svg:height="1.4756in" draw:z-index="9"><draw:image xlink:href="../images/tree-foot-red.png" xlink:type="simple" xlink:show="embed" xlink:actuate="onLoad"/></draw:frame><text:tab/>&lt;tree id="tree" width="300px" rows="5"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374in" fo:margin-bottom="0.1374in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.3937in" fo:line-height="100%" fo:text-align="start" style:justify-single-word="false" fo:break-before="page" fo:background-color="transparent" fo:padding="0.0193in" fo:border-left="none" fo:border-right="none" fo:border-top="none" fo:border-bottom="0.0138in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72in" fo:margin-bottom="0.1575in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0.5902in" fo:margin-right="0in" fo:margin-top="0.2835in" fo:margin-bottom="0.0827in" fo:text-indent="0in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0.7874in" fo:margin-right="0in" fo:margin-top="0.2047in" fo:margin-bottom="0.0827in" fo:text-indent="0in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0.5902in" fo:margin-right="0in" fo:margin-top="0in" fo:margin-bottom="0.0835in" fo:text-indent="-0.1965in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965in" fo:margin-bottom="0.0398in" fo:line-height="115%" fo:text-indent="0in" style:auto-text-indent="false" fo:keep-with-next="always">
        <style:tab-stops>
          <style:tab-stop style:position="6.9252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1181in" fo:margin-bottom="0.0398in" fo:line-height="115%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591in" fo:margin-bottom="0.0591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.0398in" fo:margin-bottom="0.0398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1374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de" style:family="paragraph" style:parent-style-name="Text_20_body">
      <style:paragraph-properties fo:margin-left="0.1965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3937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Text_20_body_20_indent_20_2" style:display-name="Text body indent 2" style:family="paragraph" style:parent-style-name="Text_20_body_20_indent">
      <style:paragraph-properties fo:margin-left="0.5902in" fo:margin-right="0in" fo:text-indent="0in" style:auto-text-indent="false"/>
    </style:style>
    <style:style style:name="SideNote" style:family="paragraph" style:parent-style-name="Text_20_body">
      <style:paragraph-properties fo:margin-left="0.3937in" fo:margin-right="0in" fo:text-indent="0in" style:auto-text-indent="false" fo:padding="0.0193in" fo:border="0.0071in solid #000080" style:shadow="none"/>
      <style:text-properties style:font-name="Times New Roman1"/>
    </style:style>
    <style:style style:name="Tip" style:family="paragraph" style:parent-style-name="Text_20_body">
      <style:paragraph-properties fo:margin-left="0.7874in" fo:margin-right="0.3937in" fo:keep-together="always" fo:text-indent="0in" style:auto-text-indent="false" fo:padding="0.0193in" fo:border="0.0008in solid #000000" style:shadow="#c0c0c0 0.0398in 0.0398in"/>
      <style:text-properties fo:font-size="9pt" style:font-size-asian="9pt"/>
    </style:style>
    <style:style style:name="Mouseless" style:family="paragraph" style:parent-style-name="Tip" style:class="text">
      <style:paragraph-properties fo:margin-top="0.0591in" fo:margin-bottom="0.0591in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6.4957in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0.7874in" fo:margin-right="0in" fo:text-indent="0in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0.7874in" fo:margin-right="0in" fo:text-indent="0in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11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4-25T18:28:02</dc:date>
    <dc:language>en-US</dc:language>
    <meta:editing-cycles>80</meta:editing-cycles>
    <meta:editing-duration>PT7H0M25S</meta:editing-duration>
    <meta:user-defined meta:name="Info 1"/>
    <meta:user-defined meta:name="Info 2"/>
    <meta:user-defined meta:name="Info 3"/>
    <meta:user-defined meta:name="Info 4"/>
    <meta:document-statistic meta:table-count="5" meta:image-count="11" meta:object-count="0" meta:page-count="7" meta:paragraph-count="177" meta:word-count="748" meta:character-count="4832"/>
  </office:meta>
</office:document-meta>
</file>